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9pt" style:font-size-asian="9pt" style:font-size-complex="9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text-properties fo:font-size="9pt" style:font-size-asian="9pt" style:font-size-complex="9pt"/>
    </style:style>
    <style:style style:name="T1" style:family="text">
      <style:text-properties fo:color="#000000" fo:font-size="9pt" style:font-size-asian="9pt" style:font-size-complex="9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4.318cm" svg:height="1.905cm" svg:x="8.747cm" svg:y="10.144cm">
          <text:p text:style-name="P1"><text:span text:style-name="T1">Brink of 30 ft pit</text:span></text:p>
        </draw:rect>
        <draw:ellipse draw:style-name="gr1" draw:text-style-name="P3" draw:layer="layout" svg:width="1.905cm" svg:height="0.889cm" svg:x="5.064cm" svg:y="10.398cm">
          <text:p text:style-name="P1"><text:span text:style-name="T2">N</text:span></text:p>
        </draw:ellipse>
        <draw:line draw:style-name="gr2" draw:text-style-name="P1" draw:layer="layout" svg:x1="8.747cm" svg:y1="10.906cm" svg:x2="6.969cm" svg:y2="10.906cm">
          <text:p/>
        </draw:line>
        <draw:frame draw:style-name="gr3" draw:text-style-name="P4" draw:layer="layout" svg:width="1.397cm" svg:height="0.635cm" svg:x="7.604cm" svg:y="10.398cm">
          <draw:text-box>
            <text:p><text:span text:style-name="T2">West</text:span></text:p>
          </draw:text-box>
        </draw:frame>
        <draw:line draw:style-name="gr2" draw:text-style-name="P1" draw:layer="layout" svg:x1="6.969cm" svg:y1="11.033cm" svg:x2="8.747cm" svg:y2="11.033cm">
          <text:p/>
        </draw:line>
        <draw:rect draw:style-name="gr1" draw:text-style-name="P2" draw:layer="layout" svg:width="4.318cm" svg:height="1.905cm" svg:x="8.747cm" svg:y="12.938cm">
          <text:p text:style-name="P1"><text:span text:style-name="T1">Dead end</text:span></text:p>
        </draw:rect>
        <draw:line draw:style-name="gr2" draw:text-style-name="P1" draw:layer="layout" svg:x1="10.398cm" svg:y1="12.049cm" svg:x2="10.398cm" svg:y2="12.938cm">
          <text:p/>
        </draw:line>
        <draw:frame draw:style-name="gr3" draw:text-style-name="P4" draw:layer="layout" svg:width="1.397cm" svg:height="0.635cm" svg:x="9.255cm" svg:y="12.049cm">
          <draw:text-box>
            <text:p><text:span text:style-name="T2">South</text:span></text:p>
          </draw:text-box>
        </draw:frame>
        <draw:line draw:style-name="gr2" draw:text-style-name="P1" draw:layer="layout" svg:x1="10.906cm" svg:y1="12.938cm" svg:x2="10.906cm" svg:y2="12.049cm">
          <text:p/>
        </draw:line>
        <draw:frame draw:style-name="gr3" draw:text-style-name="P4" draw:layer="layout" svg:width="1.397cm" svg:height="0.635cm" svg:x="10.906cm" svg:y="12.43cm">
          <draw:text-box>
            <text:p><text:span text:style-name="T2">West</text:span></text:p>
          </draw:text-box>
        </draw:frame>
        <draw:ellipse draw:style-name="gr1" draw:text-style-name="P3" draw:layer="layout" svg:width="1.905cm" svg:height="0.889cm" svg:x="14.335cm" svg:y="10.525cm">
          <text:p text:style-name="P1"><text:span text:style-name="T2">O</text:span></text:p>
        </draw:ellipse>
        <draw:line draw:style-name="gr2" draw:text-style-name="P1" draw:layer="layout" svg:x1="13.065cm" svg:y1="10.906cm" svg:x2="14.335cm" svg:y2="10.906cm">
          <text:p/>
        </draw:line>
        <draw:frame draw:style-name="gr3" draw:text-style-name="P4" draw:layer="layout" svg:width="1.397cm" svg:height="0.635cm" svg:x="12.938cm" svg:y="10.398cm">
          <draw:text-box>
            <text:p><text:span text:style-name="T2">Dow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phen Boyd</meta:initial-creator>
    <meta:creation-date>2020-04-16T11:13:34.48</meta:creation-date>
    <dc:date>2020-04-16T11:19:55.05</dc:date>
    <dc:creator>Stephen Boyd</dc:creator>
    <meta:editing-duration>PT6M18S</meta:editing-duration>
    <meta:editing-cycles>4</meta:editing-cycles>
    <meta:generator>OpenOffice/4.1.1$Win32 OpenOffice.org_project/411m6$Build-9775</meta:generator>
    <meta:document-statistic meta:object-count="13"/>
  </office:meta>
</office:document-meta>
</file>